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D252A146E2B6A8B4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441cm, 7.952cm, 22.004cm, 12.19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7cm" svg:height="11.186cm" svg:x="0.3cm" svg:y="0.4cm">
          <draw:image xlink:href="Pictures/10000000000005E8000007E0D252A146E2B6A8B4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12T07:24:46.597456916</dc:date>
    <meta:editing-duration>PT15M25S</meta:editing-duration>
    <meta:editing-cycles>4</meta:editing-cycles>
    <meta:generator>LibreOffice/7.1.4.2$MacOSX_X86_64 LibreOffice_project/a529a4fab45b75fefc5b6226684193eb000654f6</meta:generator>
    <meta:document-statistic meta:object-count="1"/>
  </office:meta>
</office:document-meta>
</file>